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98.7pt"/>
    </style:style>
    <style:style style:name="co5" style:family="table-column">
      <style:table-column-properties fo:break-before="auto" style:column-width="115.34pt"/>
    </style:style>
    <style:style style:name="co6" style:family="table-column">
      <style:table-column-properties fo:break-before="auto" style:column-width="83.2pt"/>
    </style:style>
    <style:style style:name="co7" style:family="table-column">
      <style:table-column-properties fo:break-before="auto" style:column-width="76.14pt"/>
    </style:style>
    <style:style style:name="co8" style:family="table-column">
      <style:table-column-properties fo:break-before="auto" style:column-width="95.75pt"/>
    </style:style>
    <style:style style:name="co9" style:family="table-column">
      <style:table-column-properties fo:break-before="auto" style:column-width="100.46pt"/>
    </style:style>
    <style:style style:name="co10" style:family="table-column">
      <style:table-column-properties fo:break-before="auto" style:column-width="101.25pt"/>
    </style:style>
    <style:style style:name="co11" style:family="table-column">
      <style:table-column-properties fo:break-before="auto" style:column-width="81.64pt"/>
    </style:style>
    <style:style style:name="co12" style:family="table-column">
      <style:table-column-properties fo:break-before="auto" style:column-width="70.64pt"/>
    </style:style>
    <style:style style:name="co13" style:family="table-column">
      <style:table-column-properties fo:break-before="auto" style:column-width="100.29pt"/>
    </style:style>
    <style:style style:name="co14" style:family="table-column">
      <style:table-column-properties fo:break-before="auto" style:column-width="16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P0" style:volatile="true">
      <number:number number:decimal-places="0" number:min-integer-digits="1" number:grouping="true"/>
      <number:text> </number:text>
    </number:number-style>
    <number:number-style style:name="N106">
      <number:text>(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style:style style:name="ce1" style:family="table-cell" style:parent-style-name="Default" style:data-style-name="N0"/>
    <style:style style:name="ce2" style:family="table-cell" style:parent-style-name="Default" style:data-style-name="N107"/>
    <style:style style:name="ce3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4pt" svg:height="255.26pt" svg:x="0pt" svg:y="274.79pt">
            <draw:object draw:notify-on-update-of-ranges="Sheet1.D4:Sheet1.D15 Sheet1.E3:Sheet1.E3 Sheet1.E4:Sheet1.E15 Sheet1.F3:Sheet1.F3 Sheet1.F4:Sheet1.F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8" table:default-cell-style-name="ce2"/>
        <table:table-column table:style-name="co13" table:default-cell-style-name="ce2"/>
        <table:table-column table:style-name="co14" table:default-cell-style-name="ce2"/>
        <table:table-column table:style-name="co7" table:number-columns-repeated="3" table:default-cell-style-name="ce3"/>
        <table:table-column table:style-name="co1" table:default-cell-style-name="ce3"/>
        <table:table-row table:style-name="ro1">
          <table:table-cell table:number-columns-repeated="4"/>
          <table:table-cell table:style-name="Default" table:number-columns-repeated="23"/>
        </table:table-row>
        <table:table-row table:style-name="ro1">
          <table:table-cell office:value-type="string" calcext:value-type="string">
            <text:p>basehp</text:p>
          </table:table-cell>
          <table:table-cell office:value-type="string" calcext:value-type="string">
            <text:p>hppow</text:p>
          </table:table-cell>
          <table:table-cell table:number-columns-repeated="2"/>
          <table:table-cell table:style-name="Default" table:number-columns-repeated="2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level</text:p>
          </table:table-cell>
          <table:table-cell table:style-name="Default" office:value-type="string" calcext:value-type="string">
            <text:p>monsterhp</text:p>
          </table:table-cell>
          <table:table-cell table:style-name="Default" office:value-type="string" calcext:value-type="string">
            <text:p>dmg</text:p>
          </table:table-cell>
          <table:table-cell table:style-name="Default" office:value-type="string" calcext:value-type="string">
            <text:p>xpReq</text:p>
          </table:table-cell>
          <table:table-cell table:style-name="Default" office:value-type="string" calcext:value-type="string">
            <text:p>xpPerMonster</text:p>
          </table:table-cell>
          <table:table-cell table:style-name="Default" office:value-type="string" calcext:value-type="string">
            <text:p>kills/level</text:p>
          </table:table-cell>
          <table:table-cell table:style-name="Default" office:value-type="string" calcext:value-type="string">
            <text:p>rating</text:p>
          </table:table-cell>
          <table:table-cell table:style-name="Default" office:value-type="string" calcext:value-type="string">
            <text:p>WpnMin</text:p>
          </table:table-cell>
          <table:table-cell table:style-name="Default" office:value-type="string" calcext:value-type="string">
            <text:p>WpnMax</text:p>
          </table:table-cell>
          <table:table-cell table:style-name="Default" office:value-type="string" calcext:value-type="string">
            <text:p>WpnAvg</text:p>
          </table:table-cell>
          <table:table-cell table:style-name="Default" office:value-type="string" calcext:value-type="string">
            <text:p>WpnHitsPerMonster</text:p>
          </table:table-cell>
          <table:table-cell table:style-name="Default" office:value-type="string" calcext:value-type="string">
            <text:p>StrLn</text:p>
          </table:table-cell>
          <table:table-cell table:style-name="Default" office:value-type="string" calcext:value-type="string">
            <text:p>FinalDmg</text:p>
          </table:table-cell>
          <table:table-cell table:style-name="Default" office:value-type="string" calcext:value-type="string">
            <text:p>Dmg/Monster Ratio</text:p>
          </table:table-cell>
          <table:table-cell table:style-name="Default"/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text:p>Agi</text:p>
          </table:table-cell>
          <table:table-cell table:style-name="Default" office:value-type="string" calcext:value-type="string">
            <text:p>Sta</text:p>
          </table:table-cell>
          <table:table-cell table:style-name="Default" office:value-type="string" calcext:value-type="string">
            <text:p>StrPerItem</text:p>
          </table:table-cell>
          <table:table-cell table:style-name="Default" office:value-type="string" calcext:value-type="string">
            <text:p>MaxAffinityPoints</text:p>
          </table:table-cell>
          <table:table-cell table:style-name="Default" office:value-type="string" calcext:value-type="string">
            <text:p>StrAff</text:p>
          </table:table-cell>
          <table:table-cell table:style-name="Default" office:value-type="string" calcext:value-type="string">
            <text:p>AgiAff</text:p>
          </table:table-cell>
          <table:table-cell table:style-name="Default" office:value-type="string" calcext:value-type="string">
            <text:p>StaAff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$A$3]+[.D4]+POWER([.D4];[.$B$3])" office:value-type="float" office:value="22" calcext:value-type="float">
            <text:p>22.00 </text:p>
          </table:table-cell>
          <table:table-cell table:formula="of:=5+POWER([.D4];[.$B$6])" office:value-type="float" office:value="6" calcext:value-type="float">
            <text:p>6.00 </text:p>
          </table:table-cell>
          <table:table-cell table:formula="of:=[.$A$12]+POWER([.D4]; [.$B$12])" office:value-type="float" office:value="21" calcext:value-type="float">
            <text:p>21.00 </text:p>
          </table:table-cell>
          <table:table-cell table:formula="of:=[.$A$9]+POWER([.D4];[.$B$9])" office:value-type="float" office:value="11" calcext:value-type="float">
            <text:p>11.00 </text:p>
          </table:table-cell>
          <table:table-cell table:formula="of:=[.G4]/[.H4]" office:value-type="float" office:value="1.90909090909091" calcext:value-type="float">
            <text:p>1.91 </text:p>
          </table:table-cell>
          <table:table-cell table:formula="of:=[.$A$15] + POWER([.D4]; [.$B$15])" office:value-type="float" office:value="101" calcext:value-type="float">
            <text:p>101.00 </text:p>
          </table:table-cell>
          <table:table-cell table:formula="of:=1+[.E4]*[.$A$18]" office:value-type="float" office:value="2.1" calcext:value-type="float">
            <text:p>2.10 </text:p>
          </table:table-cell>
          <table:table-cell table:formula="of:=1+[.E4]*[.$A$21]" office:value-type="float" office:value="3.2" calcext:value-type="float">
            <text:p>3.20 </text:p>
          </table:table-cell>
          <table:table-cell table:formula="of:=[.K4] + (([.L4]-[.K4]) / 2)" office:value-type="float" office:value="2.65" calcext:value-type="float">
            <text:p>2.65 </text:p>
          </table:table-cell>
          <table:table-cell table:formula="of:=[.E4]/[.M4]" office:value-type="float" office:value="8.30188679245283" calcext:value-type="float">
            <text:p>8.30 </text:p>
          </table:table-cell>
          <table:table-cell table:formula="of:=1+LN([.D4])" office:value-type="float" office:value="1" calcext:value-type="float">
            <text:p>1.00 </text:p>
          </table:table-cell>
          <table:table-cell table:formula="of:=[.O4]*[.M4]" office:value-type="float" office:value="2.65" calcext:value-type="float">
            <text:p>2.65 </text:p>
          </table:table-cell>
          <table:table-cell table:formula="of:=[.P4] / [.E4]" office:value-type="float" office:value="0.120454545454545" calcext:value-type="float">
            <text:p>0.12 </text:p>
          </table:table-cell>
          <table:table-cell/>
          <table:table-cell table:formula="of:=POWER([.D4];[.$B$18])" office:value-type="float" office:value="1" calcext:value-type="float">
            <text:p>1.00 </text:p>
          </table:table-cell>
          <table:table-cell table:formula="of:=POWER([.D4];[.$B$18])" office:value-type="float" office:value="1" calcext:value-type="float">
            <text:p>1.00 </text:p>
          </table:table-cell>
          <table:table-cell table:formula="of:=POWER([.D4];[.$B$18])" office:value-type="float" office:value="1" calcext:value-type="float">
            <text:p>1.00 </text:p>
          </table:table-cell>
          <table:table-cell table:formula="of:=1+[.S4]/12" office:value-type="float" office:value="1.08333333333333" calcext:value-type="float">
            <text:p>1.08 </text:p>
          </table:table-cell>
          <table:table-cell table:formula="of:=[.D4]*([.D4]+1)/2" office:value-type="float" office:value="1" calcext:value-type="float">
            <text:p>1.00 </text:p>
          </table:table-cell>
          <table:table-cell table:formula="of:=[.W4]/3" office:value-type="float" office:value="0.333333333333333" calcext:value-type="float">
            <text:p>0 </text:p>
          </table:table-cell>
          <table:table-cell table:formula="of:=[.W4]/3" office:value-type="float" office:value="0.333333333333333" calcext:value-type="float">
            <text:p>0 </text:p>
          </table:table-cell>
          <table:table-cell table:formula="of:=[.W4]/3" office:value-type="float" office:value="0.333333333333333" calcext:value-type="float">
            <text:p>0 </text:p>
          </table:table-cell>
          <table:table-cell table:formula="of:=([.X4]/[.W4])*[.V4]" office:value-type="float" office:value="0.361111111111111" calcext:value-type="float">
            <text:p>0 </text:p>
          </table:table-cell>
        </table:table-row>
        <table:table-row table:style-name="ro1">
          <table:table-cell/>
          <table:table-cell office:value-type="string" calcext:value-type="string">
            <text:p>dmgpow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A$3]+[.D5]+POWER([.D5];[.$B$3])" office:value-type="float" office:value="59.4932415365304" calcext:value-type="float">
            <text:p>59.49 </text:p>
          </table:table-cell>
          <table:table-cell table:formula="of:=5+POWER([.D5];[.$B$6])" office:value-type="float" office:value="34.3654735772005" calcext:value-type="float">
            <text:p>34.37 </text:p>
          </table:table-cell>
          <table:table-cell table:formula="of:=[.$A$12]+POWER([.D5]; [.$B$12])" office:value-type="float" office:value="75.9016994374947" calcext:value-type="float">
            <text:p>75.90 </text:p>
          </table:table-cell>
          <table:table-cell table:formula="of:=[.$A$9]+POWER([.D5];[.$B$9])" office:value-type="float" office:value="35" calcext:value-type="float">
            <text:p>35.00 </text:p>
          </table:table-cell>
          <table:table-cell table:formula="of:=[.G5]/[.H5]" office:value-type="float" office:value="2.16861998392842" calcext:value-type="float">
            <text:p>2.17 </text:p>
          </table:table-cell>
          <table:table-cell table:formula="of:=[.$A$15] + POWER([.D5]; [.$B$15])" office:value-type="float" office:value="111.180339887499" calcext:value-type="float">
            <text:p>111.18 </text:p>
          </table:table-cell>
          <table:table-cell table:formula="of:=1+[.E5]*[.$A$18]" office:value-type="float" office:value="3.97466207682652" calcext:value-type="float">
            <text:p>3.97 </text:p>
          </table:table-cell>
          <table:table-cell table:formula="of:=1+[.E5]*[.$A$21]" office:value-type="float" office:value="6.94932415365304" calcext:value-type="float">
            <text:p>6.95 </text:p>
          </table:table-cell>
          <table:table-cell table:formula="of:=[.K5] + (([.L5]-[.K5]) / 2)" office:value-type="float" office:value="5.46199311523978" calcext:value-type="float">
            <text:p>5.46 </text:p>
          </table:table-cell>
          <table:table-cell table:formula="of:=[.E5]/[.M5]" office:value-type="float" office:value="10.8922219932016" calcext:value-type="float">
            <text:p>10.89 </text:p>
          </table:table-cell>
          <table:table-cell table:formula="of:=1+LN([.D5])" office:value-type="float" office:value="2.6094379124341" calcext:value-type="float">
            <text:p>2.61 </text:p>
          </table:table-cell>
          <table:table-cell table:formula="of:=[.O5]*[.M5]" office:value-type="float" office:value="14.2527319123607" calcext:value-type="float">
            <text:p>14.25 </text:p>
          </table:table-cell>
          <table:table-cell table:formula="of:=[.P5] / [.E5]" office:value-type="float" office:value="0.239568924877108" calcext:value-type="float">
            <text:p>0.24 </text:p>
          </table:table-cell>
          <table:table-cell/>
          <table:table-cell table:formula="of:=POWER([.D5];[.$B$18])" office:value-type="float" office:value="11.180339887499" calcext:value-type="float">
            <text:p>11.18 </text:p>
          </table:table-cell>
          <table:table-cell table:formula="of:=POWER([.D5];[.$B$18])" office:value-type="float" office:value="11.180339887499" calcext:value-type="float">
            <text:p>11.18 </text:p>
          </table:table-cell>
          <table:table-cell table:formula="of:=POWER([.D5];[.$B$18])" office:value-type="float" office:value="11.180339887499" calcext:value-type="float">
            <text:p>11.18 </text:p>
          </table:table-cell>
          <table:table-cell table:formula="of:=1+[.S5]/12" office:value-type="float" office:value="1.93169499062491" calcext:value-type="float">
            <text:p>1.93 </text:p>
          </table:table-cell>
          <table:table-cell table:formula="of:=[.D5]*([.D5]+1)/2" office:value-type="float" office:value="15" calcext:value-type="float">
            <text:p>15.00 </text:p>
          </table:table-cell>
          <table:table-cell table:formula="of:=[.W5]/3" office:value-type="float" office:value="5" calcext:value-type="float">
            <text:p>5 </text:p>
          </table:table-cell>
          <table:table-cell table:formula="of:=[.W5]/3" office:value-type="float" office:value="5" calcext:value-type="float">
            <text:p>5 </text:p>
          </table:table-cell>
          <table:table-cell table:formula="of:=[.W5]/3" office:value-type="float" office:value="5" calcext:value-type="float">
            <text:p>5 </text:p>
          </table:table-cell>
          <table:table-cell table:formula="of:=([.X5]/[.W5])*[.V5]" office:value-type="float" office:value="0.643898330208304" calcext:value-type="float">
            <text:p>1 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A$3]+[.D6]+POWER([.D6];[.$B$3])" office:value-type="float" office:value="188.489319246111" calcext:value-type="float">
            <text:p>188.49 </text:p>
          </table:table-cell>
          <table:table-cell table:formula="of:=5+POWER([.D6];[.$B$6])" office:value-type="float" office:value="130.892541179417" calcext:value-type="float">
            <text:p>130.89 </text:p>
          </table:table-cell>
          <table:table-cell table:formula="of:=[.$A$12]+POWER([.D6]; [.$B$12])" office:value-type="float" office:value="336.227766016838" calcext:value-type="float">
            <text:p>336.23 </text:p>
          </table:table-cell>
          <table:table-cell table:formula="of:=[.$A$9]+POWER([.D6];[.$B$9])" office:value-type="float" office:value="110" calcext:value-type="float">
            <text:p>110.00 </text:p>
          </table:table-cell>
          <table:table-cell table:formula="of:=[.G6]/[.H6]" office:value-type="float" office:value="3.05661605469853" calcext:value-type="float">
            <text:p>3.06 </text:p>
          </table:table-cell>
          <table:table-cell table:formula="of:=[.$A$15] + POWER([.D6]; [.$B$15])" office:value-type="float" office:value="131.622776601684" calcext:value-type="float">
            <text:p>131.62 </text:p>
          </table:table-cell>
          <table:table-cell table:formula="of:=1+[.E6]*[.$A$18]" office:value-type="float" office:value="10.4244659623056" calcext:value-type="float">
            <text:p>10.42 </text:p>
          </table:table-cell>
          <table:table-cell table:formula="of:=1+[.E6]*[.$A$21]" office:value-type="float" office:value="19.8489319246111" calcext:value-type="float">
            <text:p>19.85 </text:p>
          </table:table-cell>
          <table:table-cell table:formula="of:=[.K6] + (([.L6]-[.K6]) / 2)" office:value-type="float" office:value="15.1366989434584" calcext:value-type="float">
            <text:p>15.14 </text:p>
          </table:table-cell>
          <table:table-cell table:formula="of:=[.E6]/[.M6]" office:value-type="float" office:value="12.452471965664" calcext:value-type="float">
            <text:p>12.45 </text:p>
          </table:table-cell>
          <table:table-cell table:formula="of:=1+LN([.D6])" office:value-type="float" office:value="3.30258509299405" calcext:value-type="float">
            <text:p>3.30 </text:p>
          </table:table-cell>
          <table:table-cell table:formula="of:=[.O6]*[.M6]" office:value-type="float" office:value="49.9902362878043" calcext:value-type="float">
            <text:p>49.99 </text:p>
          </table:table-cell>
          <table:table-cell table:formula="of:=[.P6] / [.E6]" office:value-type="float" office:value="0.265215220086459" calcext:value-type="float">
            <text:p>0.27 </text:p>
          </table:table-cell>
          <table:table-cell/>
          <table:table-cell table:formula="of:=POWER([.D6];[.$B$18])" office:value-type="float" office:value="31.6227766016838" calcext:value-type="float">
            <text:p>31.62 </text:p>
          </table:table-cell>
          <table:table-cell table:formula="of:=POWER([.D6];[.$B$18])" office:value-type="float" office:value="31.6227766016838" calcext:value-type="float">
            <text:p>31.62 </text:p>
          </table:table-cell>
          <table:table-cell table:formula="of:=POWER([.D6];[.$B$18])" office:value-type="float" office:value="31.6227766016838" calcext:value-type="float">
            <text:p>31.62 </text:p>
          </table:table-cell>
          <table:table-cell table:formula="of:=1+[.S6]/12" office:value-type="float" office:value="3.63523138347365" calcext:value-type="float">
            <text:p>3.64 </text:p>
          </table:table-cell>
          <table:table-cell table:formula="of:=[.D6]*([.D6]+1)/2" office:value-type="float" office:value="55" calcext:value-type="float">
            <text:p>55.00 </text:p>
          </table:table-cell>
          <table:table-cell table:formula="of:=[.W6]/3" office:value-type="float" office:value="18.3333333333333" calcext:value-type="float">
            <text:p>18 </text:p>
          </table:table-cell>
          <table:table-cell table:formula="of:=[.W6]/3" office:value-type="float" office:value="18.3333333333333" calcext:value-type="float">
            <text:p>18 </text:p>
          </table:table-cell>
          <table:table-cell table:formula="of:=[.W6]/3" office:value-type="float" office:value="18.3333333333333" calcext:value-type="float">
            <text:p>18 </text:p>
          </table:table-cell>
          <table:table-cell table:formula="of:=([.X6]/[.W6])*[.V6]" office:value-type="float" office:value="1.21174379449122" calcext:value-type="float">
            <text:p>1 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$A$3]+[.D7]+POWER([.D7];[.$B$3])" office:value-type="float" office:value="768.225681210433" calcext:value-type="float">
            <text:p>768.23 </text:p>
          </table:table-cell>
          <table:table-cell table:formula="of:=5+POWER([.D7];[.$B$6])" office:value-type="float" office:value="544.713139069425" calcext:value-type="float">
            <text:p>544.71 </text:p>
          </table:table-cell>
          <table:table-cell table:formula="of:=[.$A$12]+POWER([.D7]; [.$B$12])" office:value-type="float" office:value="1808.85438199983" calcext:value-type="float">
            <text:p>1,808.85 </text:p>
          </table:table-cell>
          <table:table-cell table:formula="of:=[.$A$9]+POWER([.D7];[.$B$9])" office:value-type="float" office:value="410" calcext:value-type="float">
            <text:p>410.00 </text:p>
          </table:table-cell>
          <table:table-cell table:formula="of:=[.G7]/[.H7]" office:value-type="float" office:value="4.41183995609715" calcext:value-type="float">
            <text:p>4.41 </text:p>
          </table:table-cell>
          <table:table-cell table:formula="of:=[.$A$15] + POWER([.D7]; [.$B$15])" office:value-type="float" office:value="189.442719099992" calcext:value-type="float">
            <text:p>189.44 </text:p>
          </table:table-cell>
          <table:table-cell table:formula="of:=1+[.E7]*[.$A$18]" office:value-type="float" office:value="39.4112840605216" calcext:value-type="float">
            <text:p>39.41 </text:p>
          </table:table-cell>
          <table:table-cell table:formula="of:=1+[.E7]*[.$A$21]" office:value-type="float" office:value="77.8225681210433" calcext:value-type="float">
            <text:p>77.82 </text:p>
          </table:table-cell>
          <table:table-cell table:formula="of:=[.K7] + (([.L7]-[.K7]) / 2)" office:value-type="float" office:value="58.6169260907824" calcext:value-type="float">
            <text:p>58.62 </text:p>
          </table:table-cell>
          <table:table-cell table:formula="of:=[.E7]/[.M7]" office:value-type="float" office:value="13.1058677492001" calcext:value-type="float">
            <text:p>13.11 </text:p>
          </table:table-cell>
          <table:table-cell table:formula="of:=1+LN([.D7])" office:value-type="float" office:value="3.99573227355399" calcext:value-type="float">
            <text:p>4.00 </text:p>
          </table:table-cell>
          <table:table-cell table:formula="of:=[.O7]*[.M7]" office:value-type="float" office:value="234.217543357468" calcext:value-type="float">
            <text:p>234.22 </text:p>
          </table:table-cell>
          <table:table-cell table:formula="of:=[.P7] / [.E7]" office:value-type="float" office:value="0.304881168497817" calcext:value-type="float">
            <text:p>0.30 </text:p>
          </table:table-cell>
          <table:table-cell/>
          <table:table-cell table:formula="of:=POWER([.D7];[.$B$18])" office:value-type="float" office:value="89.4427190999916" calcext:value-type="float">
            <text:p>89.44 </text:p>
          </table:table-cell>
          <table:table-cell table:formula="of:=POWER([.D7];[.$B$18])" office:value-type="float" office:value="89.4427190999916" calcext:value-type="float">
            <text:p>89.44 </text:p>
          </table:table-cell>
          <table:table-cell table:formula="of:=POWER([.D7];[.$B$18])" office:value-type="float" office:value="89.4427190999916" calcext:value-type="float">
            <text:p>89.44 </text:p>
          </table:table-cell>
          <table:table-cell table:formula="of:=1+[.S7]/12" office:value-type="float" office:value="8.4535599249993" calcext:value-type="float">
            <text:p>8.45 </text:p>
          </table:table-cell>
          <table:table-cell table:formula="of:=[.D7]*([.D7]+1)/2" office:value-type="float" office:value="210" calcext:value-type="float">
            <text:p>210.00 </text:p>
          </table:table-cell>
          <table:table-cell table:formula="of:=[.W7]/3" office:value-type="float" office:value="70" calcext:value-type="float">
            <text:p>70 </text:p>
          </table:table-cell>
          <table:table-cell table:formula="of:=[.W7]/3" office:value-type="float" office:value="70" calcext:value-type="float">
            <text:p>70 </text:p>
          </table:table-cell>
          <table:table-cell table:formula="of:=[.W7]/3" office:value-type="float" office:value="70" calcext:value-type="float">
            <text:p>70 </text:p>
          </table:table-cell>
          <table:table-cell table:formula="of:=([.X7]/[.W7])*[.V7]" office:value-type="float" office:value="2.8178533083331" calcext:value-type="float">
            <text:p>3 </text:p>
          </table:table-cell>
        </table:table-row>
        <table:table-row table:style-name="ro1">
          <table:table-cell office:value-type="string" calcext:value-type="string">
            <text:p>baseXp</text:p>
          </table:table-cell>
          <table:table-cell office:value-type="string" calcext:value-type="string">
            <text:p>xpPow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A$3]+[.D8]+POWER([.D8];[.$B$3])" office:value-type="float" office:value="5536.81036971639" calcext:value-type="float">
            <text:p>5,536.81 </text:p>
          </table:table-cell>
          <table:table-cell table:formula="of:=5+POWER([.D8];[.$B$6])" office:value-type="float" office:value="3701.89409157079" calcext:value-type="float">
            <text:p>3,701.89 </text:p>
          </table:table-cell>
          <table:table-cell table:formula="of:=[.$A$12]+POWER([.D8]; [.$B$12])" office:value-type="float" office:value="17697.6695296637" calcext:value-type="float">
            <text:p>17,697.67 </text:p>
          </table:table-cell>
          <table:table-cell table:formula="of:=[.$A$9]+POWER([.D8];[.$B$9])" office:value-type="float" office:value="2510" calcext:value-type="float">
            <text:p>2,510.00 </text:p>
          </table:table-cell>
          <table:table-cell table:formula="of:=[.G8]/[.H8]" office:value-type="float" office:value="7.05086435444769" calcext:value-type="float">
            <text:p>7.05 </text:p>
          </table:table-cell>
          <table:table-cell table:formula="of:=[.$A$15] + POWER([.D8]; [.$B$15])" office:value-type="float" office:value="453.553390593274" calcext:value-type="float">
            <text:p>453.55 </text:p>
          </table:table-cell>
          <table:table-cell table:formula="of:=1+[.E8]*[.$A$18]" office:value-type="float" office:value="277.84051848582" calcext:value-type="float">
            <text:p>277.84 </text:p>
          </table:table-cell>
          <table:table-cell table:formula="of:=1+[.E8]*[.$A$21]" office:value-type="float" office:value="554.681036971639" calcext:value-type="float">
            <text:p>554.68 </text:p>
          </table:table-cell>
          <table:table-cell table:formula="of:=[.K8] + (([.L8]-[.K8]) / 2)" office:value-type="float" office:value="416.26077772873" calcext:value-type="float">
            <text:p>416.26 </text:p>
          </table:table-cell>
          <table:table-cell table:formula="of:=[.E8]/[.M8]" office:value-type="float" office:value="13.3013021306673" calcext:value-type="float">
            <text:p>13.30 </text:p>
          </table:table-cell>
          <table:table-cell table:formula="of:=1+LN([.D8])" office:value-type="float" office:value="4.91202300542815" calcext:value-type="float">
            <text:p>4.91 </text:p>
          </table:table-cell>
          <table:table-cell table:formula="of:=[.O8]*[.M8]" office:value-type="float" office:value="2044.68251646093" calcext:value-type="float">
            <text:p>2,044.68 </text:p>
          </table:table-cell>
          <table:table-cell table:formula="of:=[.P8] / [.E8]" office:value-type="float" office:value="0.369288882935982" calcext:value-type="float">
            <text:p>0.37 </text:p>
          </table:table-cell>
          <table:table-cell/>
          <table:table-cell table:formula="of:=POWER([.D8];[.$B$18])" office:value-type="float" office:value="353.553390593274" calcext:value-type="float">
            <text:p>353.55 </text:p>
          </table:table-cell>
          <table:table-cell table:formula="of:=POWER([.D8];[.$B$18])" office:value-type="float" office:value="353.553390593274" calcext:value-type="float">
            <text:p>353.55 </text:p>
          </table:table-cell>
          <table:table-cell table:formula="of:=POWER([.D8];[.$B$18])" office:value-type="float" office:value="353.553390593274" calcext:value-type="float">
            <text:p>353.55 </text:p>
          </table:table-cell>
          <table:table-cell table:formula="of:=1+[.S8]/12" office:value-type="float" office:value="30.4627825494395" calcext:value-type="float">
            <text:p>30.46 </text:p>
          </table:table-cell>
          <table:table-cell table:formula="of:=[.D8]*([.D8]+1)/2" office:value-type="float" office:value="1275" calcext:value-type="float">
            <text:p>1,275.00 </text:p>
          </table:table-cell>
          <table:table-cell table:formula="of:=[.W8]/3" office:value-type="float" office:value="425" calcext:value-type="float">
            <text:p>425 </text:p>
          </table:table-cell>
          <table:table-cell table:formula="of:=[.W8]/3" office:value-type="float" office:value="425" calcext:value-type="float">
            <text:p>425 </text:p>
          </table:table-cell>
          <table:table-cell table:formula="of:=[.W8]/3" office:value-type="float" office:value="425" calcext:value-type="float">
            <text:p>425 </text:p>
          </table:table-cell>
          <table:table-cell table:formula="of:=([.X8]/[.W8])*[.V8]" office:value-type="float" office:value="10.1542608498132" calcext:value-type="float">
            <text:p>10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A$3]+[.D9]+POWER([.D9];[.$B$3])" office:value-type="float" office:value="25238.8643150958" calcext:value-type="float">
            <text:p>25,238.86 </text:p>
          </table:table-cell>
          <table:table-cell table:formula="of:=5+POWER([.D9];[.$B$6])" office:value-type="float" office:value="15853.9319246111" calcext:value-type="float">
            <text:p>15,853.93 </text:p>
          </table:table-cell>
          <table:table-cell table:formula="of:=[.$A$12]+POWER([.D9]; [.$B$12])" office:value-type="float" office:value="100020" calcext:value-type="float">
            <text:p>100,020.00 </text:p>
          </table:table-cell>
          <table:table-cell table:formula="of:=[.$A$9]+POWER([.D9];[.$B$9])" office:value-type="float" office:value="10010" calcext:value-type="float">
            <text:p>10,010.00 </text:p>
          </table:table-cell>
          <table:table-cell table:formula="of:=[.G9]/[.H9]" office:value-type="float" office:value="9.99200799200799" calcext:value-type="float">
            <text:p>9.99 </text:p>
          </table:table-cell>
          <table:table-cell table:formula="of:=[.$A$15] + POWER([.D9]; [.$B$15])" office:value-type="float" office:value="1100" calcext:value-type="float">
            <text:p>1,100.00 </text:p>
          </table:table-cell>
          <table:table-cell table:formula="of:=1+[.E9]*[.$A$18]" office:value-type="float" office:value="1262.94321575479" calcext:value-type="float">
            <text:p>1,262.94 </text:p>
          </table:table-cell>
          <table:table-cell table:formula="of:=1+[.E9]*[.$A$21]" office:value-type="float" office:value="2524.88643150958" calcext:value-type="float">
            <text:p>2,524.89 </text:p>
          </table:table-cell>
          <table:table-cell table:formula="of:=[.K9] + (([.L9]-[.K9]) / 2)" office:value-type="float" office:value="1893.91482363219" calcext:value-type="float">
            <text:p>1,893.91 </text:p>
          </table:table-cell>
          <table:table-cell table:formula="of:=[.E9]/[.M9]" office:value-type="float" office:value="13.3262932420014" calcext:value-type="float">
            <text:p>13.33 </text:p>
          </table:table-cell>
          <table:table-cell table:formula="of:=1+LN([.D9])" office:value-type="float" office:value="5.60517018598809" calcext:value-type="float">
            <text:p>5.61 </text:p>
          </table:table-cell>
          <table:table-cell table:formula="of:=[.O9]*[.M9]" office:value-type="float" office:value="10615.714904224" calcext:value-type="float">
            <text:p>10,615.71 </text:p>
          </table:table-cell>
          <table:table-cell table:formula="of:=[.P9] / [.E9]" office:value-type="float" office:value="0.420609848830424" calcext:value-type="float">
            <text:p>0.42 </text:p>
          </table:table-cell>
          <table:table-cell/>
          <table:table-cell table:formula="of:=POWER([.D9];[.$B$18])" office:value-type="float" office:value="1000" calcext:value-type="float">
            <text:p>1,000.00 </text:p>
          </table:table-cell>
          <table:table-cell table:formula="of:=POWER([.D9];[.$B$18])" office:value-type="float" office:value="1000" calcext:value-type="float">
            <text:p>1,000.00 </text:p>
          </table:table-cell>
          <table:table-cell table:formula="of:=POWER([.D9];[.$B$18])" office:value-type="float" office:value="1000" calcext:value-type="float">
            <text:p>1,000.00 </text:p>
          </table:table-cell>
          <table:table-cell table:formula="of:=1+[.S9]/12" office:value-type="float" office:value="84.3333333333333" calcext:value-type="float">
            <text:p>84.33 </text:p>
          </table:table-cell>
          <table:table-cell table:formula="of:=[.D9]*([.D9]+1)/2" office:value-type="float" office:value="5050" calcext:value-type="float">
            <text:p>5,050.00 </text:p>
          </table:table-cell>
          <table:table-cell table:formula="of:=[.W9]/3" office:value-type="float" office:value="1683.33333333333" calcext:value-type="float">
            <text:p>1,683 </text:p>
          </table:table-cell>
          <table:table-cell table:formula="of:=[.W9]/3" office:value-type="float" office:value="1683.33333333333" calcext:value-type="float">
            <text:p>1,683 </text:p>
          </table:table-cell>
          <table:table-cell table:formula="of:=[.W9]/3" office:value-type="float" office:value="1683.33333333333" calcext:value-type="float">
            <text:p>1,683 </text:p>
          </table:table-cell>
          <table:table-cell table:formula="of:=([.X9]/[.W9])*[.V9]" office:value-type="float" office:value="28.1111111111111" calcext:value-type="float">
            <text:p>28 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[.$A$3]+[.D10]+POWER([.D10];[.$B$3])" office:value-type="float" office:value="115635.992472577" calcext:value-type="float">
            <text:p>115,635.99 </text:p>
          </table:table-cell>
          <table:table-cell table:formula="of:=5+POWER([.D10];[.$B$6])" office:value-type="float" office:value="67950.8585853699" calcext:value-type="float">
            <text:p>67,950.86 </text:p>
          </table:table-cell>
          <table:table-cell table:formula="of:=[.$A$12]+POWER([.D10]; [.$B$12])" office:value-type="float" office:value="565705.424949238" calcext:value-type="float">
            <text:p>565,705.42 </text:p>
          </table:table-cell>
          <table:table-cell table:formula="of:=[.$A$9]+POWER([.D10];[.$B$9])" office:value-type="float" office:value="40010" calcext:value-type="float">
            <text:p>40,010.00 </text:p>
          </table:table-cell>
          <table:table-cell table:formula="of:=[.G10]/[.H10]" office:value-type="float" office:value="14.1391008485188" calcext:value-type="float">
            <text:p>14.14 </text:p>
          </table:table-cell>
          <table:table-cell table:formula="of:=[.$A$15] + POWER([.D10]; [.$B$15])" office:value-type="float" office:value="2928.42712474619" calcext:value-type="float">
            <text:p>2,928.43 </text:p>
          </table:table-cell>
          <table:table-cell table:formula="of:=1+[.E10]*[.$A$18]" office:value-type="float" office:value="5782.79962362886" calcext:value-type="float">
            <text:p>5,782.80 </text:p>
          </table:table-cell>
          <table:table-cell table:formula="of:=1+[.E10]*[.$A$21]" office:value-type="float" office:value="11564.5992472577" calcext:value-type="float">
            <text:p>11,564.60 </text:p>
          </table:table-cell>
          <table:table-cell table:formula="of:=[.K10] + (([.L10]-[.K10]) / 2)" office:value-type="float" office:value="8673.69943544329" calcext:value-type="float">
            <text:p>8,673.70 </text:p>
          </table:table-cell>
          <table:table-cell table:formula="of:=[.E10]/[.M10]" office:value-type="float" office:value="13.3317961192031" calcext:value-type="float">
            <text:p>13.33 </text:p>
          </table:table-cell>
          <table:table-cell table:formula="of:=1+LN([.D10])" office:value-type="float" office:value="6.29831736654804" calcext:value-type="float">
            <text:p>6.30 </text:p>
          </table:table-cell>
          <table:table-cell table:formula="of:=[.O10]*[.M10]" office:value-type="float" office:value="54629.7117864704" calcext:value-type="float">
            <text:p>54,629.71 </text:p>
          </table:table-cell>
          <table:table-cell table:formula="of:=[.P10] / [.E10]" office:value-type="float" office:value="0.472428269246927" calcext:value-type="float">
            <text:p>0.47 </text:p>
          </table:table-cell>
          <table:table-cell/>
          <table:table-cell table:formula="of:=POWER([.D10];[.$B$18])" office:value-type="float" office:value="2828.42712474619" calcext:value-type="float">
            <text:p>2,828.43 </text:p>
          </table:table-cell>
          <table:table-cell table:formula="of:=POWER([.D10];[.$B$18])" office:value-type="float" office:value="2828.42712474619" calcext:value-type="float">
            <text:p>2,828.43 </text:p>
          </table:table-cell>
          <table:table-cell table:formula="of:=POWER([.D10];[.$B$18])" office:value-type="float" office:value="2828.42712474619" calcext:value-type="float">
            <text:p>2,828.43 </text:p>
          </table:table-cell>
          <table:table-cell table:formula="of:=1+[.S10]/12" office:value-type="float" office:value="236.702260395516" calcext:value-type="float">
            <text:p>236.70 </text:p>
          </table:table-cell>
          <table:table-cell table:formula="of:=[.D10]*([.D10]+1)/2" office:value-type="float" office:value="20100" calcext:value-type="float">
            <text:p>20,100.00 </text:p>
          </table:table-cell>
          <table:table-cell table:formula="of:=[.W10]/3" office:value-type="float" office:value="6700" calcext:value-type="float">
            <text:p>6,700 </text:p>
          </table:table-cell>
          <table:table-cell table:formula="of:=[.W10]/3" office:value-type="float" office:value="6700" calcext:value-type="float">
            <text:p>6,700 </text:p>
          </table:table-cell>
          <table:table-cell table:formula="of:=[.W10]/3" office:value-type="float" office:value="6700" calcext:value-type="float">
            <text:p>6,700 </text:p>
          </table:table-cell>
          <table:table-cell table:formula="of:=([.X10]/[.W10])*[.V10]" office:value-type="float" office:value="78.900753465172" calcext:value-type="float">
            <text:p>79 </text:p>
          </table:table-cell>
        </table:table-row>
        <table:table-row table:style-name="ro1">
          <table:table-cell office:value-type="string" calcext:value-type="string">
            <text:p>baseReqXp</text:p>
          </table:table-cell>
          <table:table-cell office:value-type="string" calcext:value-type="string">
            <text:p>xpReqPow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$A$3]+[.D11]+POWER([.D11];[.$B$3])" office:value-type="float" office:value="281942.118007871" calcext:value-type="float">
            <text:p>281,942.12 </text:p>
          </table:table-cell>
          <table:table-cell table:formula="of:=5+POWER([.D11];[.$B$6])" office:value-type="float" office:value="159209.241842698" calcext:value-type="float">
            <text:p>159,209.24 </text:p>
          </table:table-cell>
          <table:table-cell table:formula="of:=[.$A$12]+POWER([.D11]; [.$B$12])" office:value-type="float" office:value="1558865.72681199" calcext:value-type="float">
            <text:p>1,558,865.73 </text:p>
          </table:table-cell>
          <table:table-cell table:formula="of:=[.$A$9]+POWER([.D11];[.$B$9])" office:value-type="float" office:value="90010" calcext:value-type="float">
            <text:p>90,010.00 </text:p>
          </table:table-cell>
          <table:table-cell table:formula="of:=[.G11]/[.H11]" office:value-type="float" office:value="17.3188059861348" calcext:value-type="float">
            <text:p>17.32 </text:p>
          </table:table-cell>
          <table:table-cell table:formula="of:=[.$A$15] + POWER([.D11]; [.$B$15])" office:value-type="float" office:value="5296.15242270663" calcext:value-type="float">
            <text:p>5,296.15 </text:p>
          </table:table-cell>
          <table:table-cell table:formula="of:=1+[.E11]*[.$A$18]" office:value-type="float" office:value="14098.1059003936" calcext:value-type="float">
            <text:p>14,098.11 </text:p>
          </table:table-cell>
          <table:table-cell table:formula="of:=1+[.E11]*[.$A$21]" office:value-type="float" office:value="28195.2118007871" calcext:value-type="float">
            <text:p>28,195.21 </text:p>
          </table:table-cell>
          <table:table-cell table:formula="of:=[.K11] + (([.L11]-[.K11]) / 2)" office:value-type="float" office:value="21146.6588505903" calcext:value-type="float">
            <text:p>21,146.66 </text:p>
          </table:table-cell>
          <table:table-cell table:formula="of:=[.E11]/[.M11]" office:value-type="float" office:value="13.3327028160763" calcext:value-type="float">
            <text:p>13.33 </text:p>
          </table:table-cell>
          <table:table-cell table:formula="of:=1+LN([.D11])" office:value-type="float" office:value="6.7037824746562" calcext:value-type="float">
            <text:p>6.70 </text:p>
          </table:table-cell>
          <table:table-cell table:formula="of:=[.O11]*[.M11]" office:value-type="float" office:value="141762.601000121" calcext:value-type="float">
            <text:p>141,762.60 </text:p>
          </table:table-cell>
          <table:table-cell table:formula="of:=[.P11] / [.E11]" office:value-type="float" office:value="0.502807462757882" calcext:value-type="float">
            <text:p>0.50 </text:p>
          </table:table-cell>
          <table:table-cell/>
          <table:table-cell table:formula="of:=POWER([.D11];[.$B$18])" office:value-type="float" office:value="5196.15242270663" calcext:value-type="float">
            <text:p>5,196.15 </text:p>
          </table:table-cell>
          <table:table-cell table:formula="of:=POWER([.D11];[.$B$18])" office:value-type="float" office:value="5196.15242270663" calcext:value-type="float">
            <text:p>5,196.15 </text:p>
          </table:table-cell>
          <table:table-cell table:formula="of:=POWER([.D11];[.$B$18])" office:value-type="float" office:value="5196.15242270663" calcext:value-type="float">
            <text:p>5,196.15 </text:p>
          </table:table-cell>
          <table:table-cell table:formula="of:=1+[.S11]/12" office:value-type="float" office:value="434.012701892219" calcext:value-type="float">
            <text:p>434.01 </text:p>
          </table:table-cell>
          <table:table-cell table:formula="of:=[.D11]*([.D11]+1)/2" office:value-type="float" office:value="45150" calcext:value-type="float">
            <text:p>45,150.00 </text:p>
          </table:table-cell>
          <table:table-cell table:formula="of:=[.W11]/3" office:value-type="float" office:value="15050" calcext:value-type="float">
            <text:p>15,050 </text:p>
          </table:table-cell>
          <table:table-cell table:formula="of:=[.W11]/3" office:value-type="float" office:value="15050" calcext:value-type="float">
            <text:p>15,050 </text:p>
          </table:table-cell>
          <table:table-cell table:formula="of:=[.W11]/3" office:value-type="float" office:value="15050" calcext:value-type="float">
            <text:p>15,050 </text:p>
          </table:table-cell>
          <table:table-cell table:formula="of:=([.X11]/[.W11])*[.V11]" office:value-type="float" office:value="144.67090063074" calcext:value-type="float">
            <text:p>145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A$3]+[.D12]+POWER([.D12];[.$B$3])" office:value-type="float" office:value="866951.053943934" calcext:value-type="float">
            <text:p>866,951.05 </text:p>
          </table:table-cell>
          <table:table-cell table:formula="of:=5+POWER([.D12];[.$B$6])" office:value-type="float" office:value="465416.391659018" calcext:value-type="float">
            <text:p>465,416.39 </text:p>
          </table:table-cell>
          <table:table-cell table:formula="of:=[.$A$12]+POWER([.D12]; [.$B$12])" office:value-type="float" office:value="5590189.94374947" calcext:value-type="float">
            <text:p>5,590,189.94 </text:p>
          </table:table-cell>
          <table:table-cell table:formula="of:=[.$A$9]+POWER([.D12];[.$B$9])" office:value-type="float" office:value="250010" calcext:value-type="float">
            <text:p>250,010.00 </text:p>
          </table:table-cell>
          <table:table-cell table:formula="of:=[.G12]/[.H12]" office:value-type="float" office:value="22.3598653803827" calcext:value-type="float">
            <text:p>22.36 </text:p>
          </table:table-cell>
          <table:table-cell table:formula="of:=[.$A$15] + POWER([.D12]; [.$B$15])" office:value-type="float" office:value="11280.339887499" calcext:value-type="float">
            <text:p>11,280.34 </text:p>
          </table:table-cell>
          <table:table-cell table:formula="of:=1+[.E12]*[.$A$18]" office:value-type="float" office:value="43348.5526971967" calcext:value-type="float">
            <text:p>43,348.55 </text:p>
          </table:table-cell>
          <table:table-cell table:formula="of:=1+[.E12]*[.$A$21]" office:value-type="float" office:value="86696.1053943934" calcext:value-type="float">
            <text:p>86,696.11 </text:p>
          </table:table-cell>
          <table:table-cell table:formula="of:=[.K12] + (([.L12]-[.K12]) / 2)" office:value-type="float" office:value="65022.3290457951" calcext:value-type="float">
            <text:p>65,022.33 </text:p>
          </table:table-cell>
          <table:table-cell table:formula="of:=[.E12]/[.M12]" office:value-type="float" office:value="13.3331282755704" calcext:value-type="float">
            <text:p>13.33 </text:p>
          </table:table-cell>
          <table:table-cell table:formula="of:=1+LN([.D12])" office:value-type="float" office:value="7.21460809842219" calcext:value-type="float">
            <text:p>7.21 </text:p>
          </table:table-cell>
          <table:table-cell table:formula="of:=[.O12]*[.M12]" office:value-type="float" office:value="469110.621712065" calcext:value-type="float">
            <text:p>469,110.62 </text:p>
          </table:table-cell>
          <table:table-cell table:formula="of:=[.P12] / [.E12]" office:value-type="float" office:value="0.541103929198756" calcext:value-type="float">
            <text:p>0.54 </text:p>
          </table:table-cell>
          <table:table-cell/>
          <table:table-cell table:formula="of:=POWER([.D12];[.$B$18])" office:value-type="float" office:value="11180.339887499" calcext:value-type="float">
            <text:p>11,180.34 </text:p>
          </table:table-cell>
          <table:table-cell table:formula="of:=POWER([.D12];[.$B$18])" office:value-type="float" office:value="11180.339887499" calcext:value-type="float">
            <text:p>11,180.34 </text:p>
          </table:table-cell>
          <table:table-cell table:formula="of:=POWER([.D12];[.$B$18])" office:value-type="float" office:value="11180.339887499" calcext:value-type="float">
            <text:p>11,180.34 </text:p>
          </table:table-cell>
          <table:table-cell table:formula="of:=1+[.S12]/12" office:value-type="float" office:value="932.694990624912" calcext:value-type="float">
            <text:p>932.69 </text:p>
          </table:table-cell>
          <table:table-cell table:formula="of:=[.D12]*([.D12]+1)/2" office:value-type="float" office:value="125250" calcext:value-type="float">
            <text:p>125,250.00 </text:p>
          </table:table-cell>
          <table:table-cell table:formula="of:=[.W12]/3" office:value-type="float" office:value="41750" calcext:value-type="float">
            <text:p>41,750 </text:p>
          </table:table-cell>
          <table:table-cell table:formula="of:=[.W12]/3" office:value-type="float" office:value="41750" calcext:value-type="float">
            <text:p>41,750 </text:p>
          </table:table-cell>
          <table:table-cell table:formula="of:=[.W12]/3" office:value-type="float" office:value="41750" calcext:value-type="float">
            <text:p>41,750 </text:p>
          </table:table-cell>
          <table:table-cell table:formula="of:=([.X12]/[.W12])*[.V12]" office:value-type="float" office:value="310.898330208304" calcext:value-type="float">
            <text:p>311 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$A$3]+[.D13]+POWER([.D13];[.$B$3])" office:value-type="float" office:value="3982091.70553498" calcext:value-type="float">
            <text:p>3,982,091.71 </text:p>
          </table:table-cell>
          <table:table-cell table:formula="of:=5+POWER([.D13];[.$B$6])" office:value-type="float" office:value="1995267.31496888" calcext:value-type="float">
            <text:p>1,995,267.31 </text:p>
          </table:table-cell>
          <table:table-cell table:formula="of:=[.$A$12]+POWER([.D13]; [.$B$12])" office:value-type="float" office:value="31622796.6016838" calcext:value-type="float">
            <text:p>31,622,796.60 </text:p>
          </table:table-cell>
          <table:table-cell table:formula="of:=[.$A$9]+POWER([.D13];[.$B$9])" office:value-type="float" office:value="1000010" calcext:value-type="float">
            <text:p>1,000,010.00 </text:p>
          </table:table-cell>
          <table:table-cell table:formula="of:=[.G13]/[.H13]" office:value-type="float" office:value="31.62248037688" calcext:value-type="float">
            <text:p>31.62 </text:p>
          </table:table-cell>
          <table:table-cell table:formula="of:=[.$A$15] + POWER([.D13]; [.$B$15])" office:value-type="float" office:value="31722.7766016838" calcext:value-type="float">
            <text:p>31,722.78 </text:p>
          </table:table-cell>
          <table:table-cell table:formula="of:=1+[.E13]*[.$A$18]" office:value-type="float" office:value="199105.585276749" calcext:value-type="float">
            <text:p>199,105.59 </text:p>
          </table:table-cell>
          <table:table-cell table:formula="of:=1+[.E13]*[.$A$21]" office:value-type="float" office:value="398210.170553498" calcext:value-type="float">
            <text:p>398,210.17 </text:p>
          </table:table-cell>
          <table:table-cell table:formula="of:=[.K13] + (([.L13]-[.K13]) / 2)" office:value-type="float" office:value="298657.877915123" calcext:value-type="float">
            <text:p>298,657.88 </text:p>
          </table:table-cell>
          <table:table-cell table:formula="of:=[.E13]/[.M13]" office:value-type="float" office:value="13.3332886891625" calcext:value-type="float">
            <text:p>13.33 </text:p>
          </table:table-cell>
          <table:table-cell table:formula="of:=1+LN([.D13])" office:value-type="float" office:value="7.90775527898214" calcext:value-type="float">
            <text:p>7.91 </text:p>
          </table:table-cell>
          <table:table-cell table:formula="of:=[.O13]*[.M13]" office:value-type="float" office:value="2361713.41069292" calcext:value-type="float">
            <text:p>2,361,713.41 </text:p>
          </table:table-cell>
          <table:table-cell table:formula="of:=[.P13] / [.E13]" office:value-type="float" office:value="0.593083631753185" calcext:value-type="float">
            <text:p>0.59 </text:p>
          </table:table-cell>
          <table:table-cell/>
          <table:table-cell table:formula="of:=POWER([.D13];[.$B$18])" office:value-type="float" office:value="31622.7766016838" calcext:value-type="float">
            <text:p>31,622.78 </text:p>
          </table:table-cell>
          <table:table-cell table:formula="of:=POWER([.D13];[.$B$18])" office:value-type="float" office:value="31622.7766016838" calcext:value-type="float">
            <text:p>31,622.78 </text:p>
          </table:table-cell>
          <table:table-cell table:formula="of:=POWER([.D13];[.$B$18])" office:value-type="float" office:value="31622.7766016838" calcext:value-type="float">
            <text:p>31,622.78 </text:p>
          </table:table-cell>
          <table:table-cell table:formula="of:=1+[.S13]/12" office:value-type="float" office:value="2636.23138347365" calcext:value-type="float">
            <text:p>2,636.23 </text:p>
          </table:table-cell>
          <table:table-cell table:formula="of:=[.D13]*([.D13]+1)/2" office:value-type="float" office:value="500500" calcext:value-type="float">
            <text:p>500,500.00 </text:p>
          </table:table-cell>
          <table:table-cell table:formula="of:=[.W13]/3" office:value-type="float" office:value="166833.333333333" calcext:value-type="float">
            <text:p>166,833 </text:p>
          </table:table-cell>
          <table:table-cell table:formula="of:=[.W13]/3" office:value-type="float" office:value="166833.333333333" calcext:value-type="float">
            <text:p>166,833 </text:p>
          </table:table-cell>
          <table:table-cell table:formula="of:=[.W13]/3" office:value-type="float" office:value="166833.333333333" calcext:value-type="float">
            <text:p>166,833 </text:p>
          </table:table-cell>
          <table:table-cell table:formula="of:=([.X13]/[.W13])*[.V13]" office:value-type="float" office:value="878.743794491217" calcext:value-type="float">
            <text:p>879 </text:p>
          </table:table-cell>
        </table:table-row>
        <table:table-row table:style-name="ro1">
          <table:table-cell office:value-type="string" calcext:value-type="string">
            <text:p>baseRating</text:p>
          </table:table-cell>
          <table:table-cell office:value-type="string" calcext:value-type="string">
            <text:p>ratingPow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A$3]+[.D14]+POWER([.D14];[.$B$3])" office:value-type="float" office:value="18294222.0770931" calcext:value-type="float">
            <text:p>18,294,222.08 </text:p>
          </table:table-cell>
          <table:table-cell table:formula="of:=5+POWER([.D14];[.$B$6])" office:value-type="float" office:value="8553881.79992951" calcext:value-type="float">
            <text:p>8,553,881.80 </text:p>
          </table:table-cell>
          <table:table-cell table:formula="of:=[.$A$12]+POWER([.D14]; [.$B$12])" office:value-type="float" office:value="178885458.199983" calcext:value-type="float">
            <text:p>178,885,458.20 </text:p>
          </table:table-cell>
          <table:table-cell table:formula="of:=[.$A$9]+POWER([.D14];[.$B$9])" office:value-type="float" office:value="4000010" calcext:value-type="float">
            <text:p>4,000,010.00 </text:p>
          </table:table-cell>
          <table:table-cell table:formula="of:=[.G14]/[.H14]" office:value-type="float" office:value="44.7212527468639" calcext:value-type="float">
            <text:p>44.72 </text:p>
          </table:table-cell>
          <table:table-cell table:formula="of:=[.$A$15] + POWER([.D14]; [.$B$15])" office:value-type="float" office:value="89542.7190999916" calcext:value-type="float">
            <text:p>89,542.72 </text:p>
          </table:table-cell>
          <table:table-cell table:formula="of:=1+[.E14]*[.$A$18]" office:value-type="float" office:value="914712.103854654" calcext:value-type="float">
            <text:p>914,712.10 </text:p>
          </table:table-cell>
          <table:table-cell table:formula="of:=1+[.E14]*[.$A$21]" office:value-type="float" office:value="1829423.20770931" calcext:value-type="float">
            <text:p>1,829,423.21 </text:p>
          </table:table-cell>
          <table:table-cell table:formula="of:=[.K14] + (([.L14]-[.K14]) / 2)" office:value-type="float" office:value="1372067.65578198" calcext:value-type="float">
            <text:p>1,372,067.66 </text:p>
          </table:table-cell>
          <table:table-cell table:formula="of:=[.E14]/[.M14]" office:value-type="float" office:value="13.3333236156395" calcext:value-type="float">
            <text:p>13.33 </text:p>
          </table:table-cell>
          <table:table-cell table:formula="of:=1+LN([.D14])" office:value-type="float" office:value="8.60090245954208" calcext:value-type="float">
            <text:p>8.60 </text:p>
          </table:table-cell>
          <table:table-cell table:formula="of:=[.O14]*[.M14]" office:value-type="float" office:value="11801020.0752734" calcext:value-type="float">
            <text:p>11,801,020.08 </text:p>
          </table:table-cell>
          <table:table-cell table:formula="of:=[.P14] / [.E14]" office:value-type="float" office:value="0.645068154608766" calcext:value-type="float">
            <text:p>0.65 </text:p>
          </table:table-cell>
          <table:table-cell/>
          <table:table-cell table:formula="of:=POWER([.D14];[.$B$18])" office:value-type="float" office:value="89442.7190999916" calcext:value-type="float">
            <text:p>89,442.72 </text:p>
          </table:table-cell>
          <table:table-cell table:formula="of:=POWER([.D14];[.$B$18])" office:value-type="float" office:value="89442.7190999916" calcext:value-type="float">
            <text:p>89,442.72 </text:p>
          </table:table-cell>
          <table:table-cell table:formula="of:=POWER([.D14];[.$B$18])" office:value-type="float" office:value="89442.7190999916" calcext:value-type="float">
            <text:p>89,442.72 </text:p>
          </table:table-cell>
          <table:table-cell table:formula="of:=1+[.S14]/12" office:value-type="float" office:value="7454.5599249993" calcext:value-type="float">
            <text:p>7,454.56 </text:p>
          </table:table-cell>
          <table:table-cell table:formula="of:=[.D14]*([.D14]+1)/2" office:value-type="float" office:value="2001000" calcext:value-type="float">
            <text:p>2,001,000.00 </text:p>
          </table:table-cell>
          <table:table-cell table:formula="of:=[.W14]/3" office:value-type="float" office:value="667000" calcext:value-type="float">
            <text:p>667,000 </text:p>
          </table:table-cell>
          <table:table-cell table:formula="of:=[.W14]/3" office:value-type="float" office:value="667000" calcext:value-type="float">
            <text:p>667,000 </text:p>
          </table:table-cell>
          <table:table-cell table:formula="of:=[.W14]/3" office:value-type="float" office:value="667000" calcext:value-type="float">
            <text:p>667,000 </text:p>
          </table:table-cell>
          <table:table-cell table:formula="of:=([.X14]/[.W14])*[.V14]" office:value-type="float" office:value="2484.8533083331" calcext:value-type="float">
            <text:p>2,485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$A$3]+[.D15]+POWER([.D15];[.$B$3])" office:value-type="float" office:value="44637117.7677155" calcext:value-type="float">
            <text:p>44,637,117.77 </text:p>
          </table:table-cell>
          <table:table-cell table:formula="of:=5+POWER([.D15];[.$B$6])" office:value-type="float" office:value="20042631.5721197" calcext:value-type="float">
            <text:p>20,042,631.57 </text:p>
          </table:table-cell>
          <table:table-cell table:formula="of:=[.$A$12]+POWER([.D15]; [.$B$12])" office:value-type="float" office:value="492950321.75465" calcext:value-type="float">
            <text:p>492,950,321.75 </text:p>
          </table:table-cell>
          <table:table-cell table:formula="of:=[.$A$9]+POWER([.D15];[.$B$9])" office:value-type="float" office:value="9000010" calcext:value-type="float">
            <text:p>9,000,010.00 </text:p>
          </table:table-cell>
          <table:table-cell table:formula="of:=[.G15]/[.H15]" office:value-type="float" office:value="54.772197114742" calcext:value-type="float">
            <text:p>54.77 </text:p>
          </table:table-cell>
          <table:table-cell table:formula="of:=[.$A$15] + POWER([.D15]; [.$B$15])" office:value-type="float" office:value="164416.76725155" calcext:value-type="float">
            <text:p>164,416.77 </text:p>
          </table:table-cell>
          <table:table-cell table:formula="of:=1+[.E15]*[.$A$18]" office:value-type="float" office:value="2231856.88838578" calcext:value-type="float">
            <text:p>2,231,856.89 </text:p>
          </table:table-cell>
          <table:table-cell table:formula="of:=1+[.E15]*[.$A$21]" office:value-type="float" office:value="4463712.77677156" calcext:value-type="float">
            <text:p>4,463,712.78 </text:p>
          </table:table-cell>
          <table:table-cell table:formula="of:=[.K15] + (([.L15]-[.K15]) / 2)" office:value-type="float" office:value="3347784.83257867" calcext:value-type="float">
            <text:p>3,347,784.83 </text:p>
          </table:table-cell>
          <table:table-cell table:formula="of:=[.E15]/[.M15]" office:value-type="float" office:value="13.3333293506003" calcext:value-type="float">
            <text:p>13.33 </text:p>
          </table:table-cell>
          <table:table-cell table:formula="of:=1+LN([.D15])" office:value-type="float" office:value="9.00636756765025" calcext:value-type="float">
            <text:p>9.01 </text:p>
          </table:table-cell>
          <table:table-cell table:formula="of:=[.O15]*[.M15]" office:value-type="float" office:value="30151380.7396079" calcext:value-type="float">
            <text:p>30,151,380.74 </text:p>
          </table:table-cell>
          <table:table-cell table:formula="of:=[.P15] / [.E15]" office:value-type="float" office:value="0.675477769342342" calcext:value-type="float">
            <text:p>0.68 </text:p>
          </table:table-cell>
          <table:table-cell/>
          <table:table-cell table:formula="of:=POWER([.D15];[.$B$18])" office:value-type="float" office:value="164316.76725155" calcext:value-type="float">
            <text:p>164,316.77 </text:p>
          </table:table-cell>
          <table:table-cell table:formula="of:=POWER([.D15];[.$B$18])" office:value-type="float" office:value="164316.76725155" calcext:value-type="float">
            <text:p>164,316.77 </text:p>
          </table:table-cell>
          <table:table-cell table:formula="of:=POWER([.D15];[.$B$18])" office:value-type="float" office:value="164316.76725155" calcext:value-type="float">
            <text:p>164,316.77 </text:p>
          </table:table-cell>
          <table:table-cell table:formula="of:=1+[.S15]/12" office:value-type="float" office:value="13694.0639376292" calcext:value-type="float">
            <text:p>13,694.06 </text:p>
          </table:table-cell>
          <table:table-cell table:formula="of:=[.D15]*([.D15]+1)/2" office:value-type="float" office:value="4501500" calcext:value-type="float">
            <text:p>4,501,500.00 </text:p>
          </table:table-cell>
          <table:table-cell table:formula="of:=[.W15]/3" office:value-type="float" office:value="1500500" calcext:value-type="float">
            <text:p>1,500,500 </text:p>
          </table:table-cell>
          <table:table-cell table:formula="of:=[.W15]/3" office:value-type="float" office:value="1500500" calcext:value-type="float">
            <text:p>1,500,500 </text:p>
          </table:table-cell>
          <table:table-cell table:formula="of:=[.W15]/3" office:value-type="float" office:value="1500500" calcext:value-type="float">
            <text:p>1,500,500 </text:p>
          </table:table-cell>
          <table:table-cell table:formula="of:=([.X15]/[.W15])*[.V15]" office:value-type="float" office:value="4564.68797920972" calcext:value-type="float">
            <text:p>4,565 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formula="of:=[.$A$3]+[.D16]+POWER([.D16];[.$B$3])" office:value-type="float" office:value="137325087.913265" calcext:value-type="float">
            <text:p>137,325,087.91 </text:p>
          </table:table-cell>
          <table:table-cell table:formula="of:=5+POWER([.D16];[.$B$6])" office:value-type="float" office:value="58591827.7898025" calcext:value-type="float">
            <text:p>58,591,827.79 </text:p>
          </table:table-cell>
          <table:table-cell table:formula="of:=[.$A$12]+POWER([.D16]; [.$B$12])" office:value-type="float" office:value="1767766972.96637" calcext:value-type="float">
            <text:p>1,767,766,972.97 </text:p>
          </table:table-cell>
          <table:table-cell table:formula="of:=[.$A$9]+POWER([.D16];[.$B$9])" office:value-type="float" office:value="25000010" calcext:value-type="float">
            <text:p>25,000,010.00 </text:p>
          </table:table-cell>
          <table:table-cell table:formula="of:=[.G16]/[.H16]" office:value-type="float" office:value="70.7106506343945" calcext:value-type="float">
            <text:p>70.71 </text:p>
          </table:table-cell>
          <table:table-cell table:formula="of:=[.$A$15] + POWER([.D16]; [.$B$15])" office:value-type="float" office:value="353653.390593274" calcext:value-type="float">
            <text:p>353,653.39 </text:p>
          </table:table-cell>
          <table:table-cell table:formula="of:=1+[.E16]*[.$A$18]" office:value-type="float" office:value="6866255.39566325" calcext:value-type="float">
            <text:p>6,866,255.40 </text:p>
          </table:table-cell>
          <table:table-cell table:formula="of:=1+[.E16]*[.$A$21]" office:value-type="float" office:value="13732509.7913265" calcext:value-type="float">
            <text:p>13,732,509.79 </text:p>
          </table:table-cell>
          <table:table-cell table:formula="of:=[.K16] + (([.L16]-[.K16]) / 2)" office:value-type="float" office:value="10299382.5934949" calcext:value-type="float">
            <text:p>10,299,382.59 </text:p>
          </table:table-cell>
          <table:table-cell table:formula="of:=[.E16]/[.M16]" office:value-type="float" office:value="13.3333320387574" calcext:value-type="float">
            <text:p>13.33 </text:p>
          </table:table-cell>
          <table:table-cell table:formula="of:=1+LN([.D16])" office:value-type="float" office:value="9.51719319141624" calcext:value-type="float">
            <text:p>9.52 </text:p>
          </table:table-cell>
          <table:table-cell table:formula="of:=[.O16]*[.M16]" office:value-type="float" office:value="98021213.8946003" calcext:value-type="float">
            <text:p>98,021,213.89 </text:p>
          </table:table-cell>
          <table:table-cell table:formula="of:=[.P16] / [.E16]" office:value-type="float" office:value="0.713789558660329" calcext:value-type="float">
            <text:p>0.71 </text:p>
          </table:table-cell>
          <table:table-cell/>
          <table:table-cell table:formula="of:=POWER([.D16];[.$B$18])" office:value-type="float" office:value="353553.390593274" calcext:value-type="float">
            <text:p>353,553.39 </text:p>
          </table:table-cell>
          <table:table-cell table:formula="of:=POWER([.D16];[.$B$18])" office:value-type="float" office:value="353553.390593274" calcext:value-type="float">
            <text:p>353,553.39 </text:p>
          </table:table-cell>
          <table:table-cell table:formula="of:=POWER([.D16];[.$B$18])" office:value-type="float" office:value="353553.390593274" calcext:value-type="float">
            <text:p>353,553.39 </text:p>
          </table:table-cell>
          <table:table-cell table:formula="of:=1+[.S16]/12" office:value-type="float" office:value="29463.7825494395" calcext:value-type="float">
            <text:p>29,463.78 </text:p>
          </table:table-cell>
          <table:table-cell table:formula="of:=[.D16]*([.D16]+1)/2" office:value-type="float" office:value="12502500" calcext:value-type="float">
            <text:p>12,502,500.00 </text:p>
          </table:table-cell>
          <table:table-cell table:formula="of:=[.W16]/3" office:value-type="float" office:value="4167500" calcext:value-type="float">
            <text:p>4,167,500 </text:p>
          </table:table-cell>
          <table:table-cell table:formula="of:=[.W16]/3" office:value-type="float" office:value="4167500" calcext:value-type="float">
            <text:p>4,167,500 </text:p>
          </table:table-cell>
          <table:table-cell table:formula="of:=[.W16]/3" office:value-type="float" office:value="4167500" calcext:value-type="float">
            <text:p>4,167,500 </text:p>
          </table:table-cell>
          <table:table-cell table:formula="of:=([.X16]/[.W16])*[.V16]" office:value-type="float" office:value="9821.26084981316" calcext:value-type="float">
            <text:p>9,821 </text:p>
          </table:table-cell>
        </table:table-row>
        <table:table-row table:style-name="ro1">
          <table:table-cell office:value-type="string" calcext:value-type="string">
            <text:p>wpnMin</text:p>
          </table:table-cell>
          <table:table-cell office:value-type="string" calcext:value-type="string">
            <text:p>statPow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$A$3]+[.D17]+POWER([.D17];[.$B$3])" office:value-type="float" office:value="630967364.480194" calcext:value-type="float">
            <text:p>630,967,364.48 </text:p>
          </table:table-cell>
          <table:table-cell table:formula="of:=5+POWER([.D17];[.$B$6])" office:value-type="float" office:value="251188648.150958" calcext:value-type="float">
            <text:p>251,188,648.15 </text:p>
          </table:table-cell>
          <table:table-cell table:formula="of:=[.$A$12]+POWER([.D17]; [.$B$12])" office:value-type="float" office:value="10000000020" calcext:value-type="float">
            <text:p>10,000,000,020.00 </text:p>
          </table:table-cell>
          <table:table-cell table:formula="of:=[.$A$9]+POWER([.D17];[.$B$9])" office:value-type="float" office:value="100000010" calcext:value-type="float">
            <text:p>100,000,010.00 </text:p>
          </table:table-cell>
          <table:table-cell table:formula="of:=[.G17]/[.H17]" office:value-type="float" office:value="99.999990200001" calcext:value-type="float">
            <text:p>100.00 </text:p>
          </table:table-cell>
          <table:table-cell table:formula="of:=[.$A$15] + POWER([.D17]; [.$B$15])" office:value-type="float" office:value="1000100" calcext:value-type="float">
            <text:p>1,000,100.00 </text:p>
          </table:table-cell>
          <table:table-cell table:formula="of:=1+[.E17]*[.$A$18]" office:value-type="float" office:value="31548369.2240097" calcext:value-type="float">
            <text:p>31,548,369.22 </text:p>
          </table:table-cell>
          <table:table-cell table:formula="of:=1+[.E17]*[.$A$21]" office:value-type="float" office:value="63096737.4480194" calcext:value-type="float">
            <text:p>63,096,737.45 </text:p>
          </table:table-cell>
          <table:table-cell table:formula="of:=[.K17] + (([.L17]-[.K17]) / 2)" office:value-type="float" office:value="47322553.3360146" calcext:value-type="float">
            <text:p>47,322,553.34 </text:p>
          </table:table-cell>
          <table:table-cell table:formula="of:=[.E17]/[.M17]" office:value-type="float" office:value="13.333333051579" calcext:value-type="float">
            <text:p>13.33 </text:p>
          </table:table-cell>
          <table:table-cell table:formula="of:=1+LN([.D17])" office:value-type="float" office:value="10.2103403719762" calcext:value-type="float">
            <text:p>10.21 </text:p>
          </table:table-cell>
          <table:table-cell table:formula="of:=[.O17]*[.M17]" office:value-type="float" office:value="483179376.831706" calcext:value-type="float">
            <text:p>483,179,376.83 </text:p>
          </table:table-cell>
          <table:table-cell table:formula="of:=[.P17] / [.E17]" office:value-type="float" office:value="0.765775544080256" calcext:value-type="float">
            <text:p>0.77 </text:p>
          </table:table-cell>
          <table:table-cell/>
          <table:table-cell table:formula="of:=POWER([.D17];[.$B$18])" office:value-type="float" office:value="1000000" calcext:value-type="float">
            <text:p>1,000,000.00 </text:p>
          </table:table-cell>
          <table:table-cell table:formula="of:=POWER([.D17];[.$B$18])" office:value-type="float" office:value="1000000" calcext:value-type="float">
            <text:p>1,000,000.00 </text:p>
          </table:table-cell>
          <table:table-cell table:formula="of:=POWER([.D17];[.$B$18])" office:value-type="float" office:value="1000000" calcext:value-type="float">
            <text:p>1,000,000.00 </text:p>
          </table:table-cell>
          <table:table-cell table:formula="of:=1+[.S17]/12" office:value-type="float" office:value="83334.3333333333" calcext:value-type="float">
            <text:p>83,334.33 </text:p>
          </table:table-cell>
          <table:table-cell table:formula="of:=[.D17]*([.D17]+1)/2" office:value-type="float" office:value="50005000" calcext:value-type="float">
            <text:p>50,005,000.00 </text:p>
          </table:table-cell>
          <table:table-cell table:formula="of:=[.W17]/3" office:value-type="float" office:value="16668333.3333333" calcext:value-type="float">
            <text:p>16,668,333 </text:p>
          </table:table-cell>
          <table:table-cell table:formula="of:=[.W17]/3" office:value-type="float" office:value="16668333.3333333" calcext:value-type="float">
            <text:p>16,668,333 </text:p>
          </table:table-cell>
          <table:table-cell table:formula="of:=[.W17]/3" office:value-type="float" office:value="16668333.3333333" calcext:value-type="float">
            <text:p>16,668,333 </text:p>
          </table:table-cell>
          <table:table-cell table:formula="of:=([.X17]/[.W17])*[.V17]" office:value-type="float" office:value="27778.1111111111" calcext:value-type="float">
            <text:p>27,778 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1" office:value-type="float" office:value="1.5" calcext:value-type="float">
            <text:p>1.5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A$3]+[.D18]+POWER([.D18];[.$B$3])" office:value-type="float" office:value="2899138674.71079" calcext:value-type="float">
            <text:p>2,899,138,674.71 </text:p>
          </table:table-cell>
          <table:table-cell table:formula="of:=5+POWER([.D18];[.$B$6])" office:value-type="float" office:value="1076869292.27878" calcext:value-type="float">
            <text:p>1,076,869,292.28 </text:p>
          </table:table-cell>
          <table:table-cell table:formula="of:=[.$A$12]+POWER([.D18]; [.$B$12])" office:value-type="float" office:value="56568542514.9238" calcext:value-type="float">
            <text:p>56,568,542,514.92 </text:p>
          </table:table-cell>
          <table:table-cell table:formula="of:=[.$A$9]+POWER([.D18];[.$B$9])" office:value-type="float" office:value="400000010" calcext:value-type="float">
            <text:p>400,000,010.00 </text:p>
          </table:table-cell>
          <table:table-cell table:formula="of:=[.G18]/[.H18]" office:value-type="float" office:value="141.421352751776" calcext:value-type="float">
            <text:p>141.42 </text:p>
          </table:table-cell>
          <table:table-cell table:formula="of:=[.$A$15] + POWER([.D18]; [.$B$15])" office:value-type="float" office:value="2828527.12474619" calcext:value-type="float">
            <text:p>2,828,527.12 </text:p>
          </table:table-cell>
          <table:table-cell table:formula="of:=1+[.E18]*[.$A$18]" office:value-type="float" office:value="144956934.735539" calcext:value-type="float">
            <text:p>144,956,934.74 </text:p>
          </table:table-cell>
          <table:table-cell table:formula="of:=1+[.E18]*[.$A$21]" office:value-type="float" office:value="289913868.471079" calcext:value-type="float">
            <text:p>289,913,868.47 </text:p>
          </table:table-cell>
          <table:table-cell table:formula="of:=[.K18] + (([.L18]-[.K18]) / 2)" office:value-type="float" office:value="217435401.603309" calcext:value-type="float">
            <text:p>217,435,401.60 </text:p>
          </table:table-cell>
          <table:table-cell table:formula="of:=[.E18]/[.M18]" office:value-type="float" office:value="13.3333332720124" calcext:value-type="float">
            <text:p>13.33 </text:p>
          </table:table-cell>
          <table:table-cell table:formula="of:=1+LN([.D18])" office:value-type="float" office:value="10.9034875525361" calcext:value-type="float">
            <text:p>10.90 </text:p>
          </table:table-cell>
          <table:table-cell table:formula="of:=[.O18]*[.M18]" office:value-type="float" office:value="2370804194.86237" calcext:value-type="float">
            <text:p>2,370,804,194.86 </text:p>
          </table:table-cell>
          <table:table-cell table:formula="of:=[.P18] / [.E18]" office:value-type="float" office:value="0.81776157020115" calcext:value-type="float">
            <text:p>0.82 </text:p>
          </table:table-cell>
          <table:table-cell/>
          <table:table-cell table:formula="of:=POWER([.D18];[.$B$18])" office:value-type="float" office:value="2828427.12474619" calcext:value-type="float">
            <text:p>2,828,427.12 </text:p>
          </table:table-cell>
          <table:table-cell table:formula="of:=POWER([.D18];[.$B$18])" office:value-type="float" office:value="2828427.12474619" calcext:value-type="float">
            <text:p>2,828,427.12 </text:p>
          </table:table-cell>
          <table:table-cell table:formula="of:=POWER([.D18];[.$B$18])" office:value-type="float" office:value="2828427.12474619" calcext:value-type="float">
            <text:p>2,828,427.12 </text:p>
          </table:table-cell>
          <table:table-cell table:formula="of:=1+[.S18]/12" office:value-type="float" office:value="235703.260395516" calcext:value-type="float">
            <text:p>235,703.26 </text:p>
          </table:table-cell>
          <table:table-cell table:formula="of:=[.D18]*([.D18]+1)/2" office:value-type="float" office:value="200010000" calcext:value-type="float">
            <text:p>200,010,000.00 </text:p>
          </table:table-cell>
          <table:table-cell table:formula="of:=[.W18]/3" office:value-type="float" office:value="66670000" calcext:value-type="float">
            <text:p>66,670,000 </text:p>
          </table:table-cell>
          <table:table-cell table:formula="of:=[.W18]/3" office:value-type="float" office:value="66670000" calcext:value-type="float">
            <text:p>66,670,000 </text:p>
          </table:table-cell>
          <table:table-cell table:formula="of:=[.W18]/3" office:value-type="float" office:value="66670000" calcext:value-type="float">
            <text:p>66,670,000 </text:p>
          </table:table-cell>
          <table:table-cell table:formula="of:=([.X18]/[.W18])*[.V18]" office:value-type="float" office:value="78567.7534651719" calcext:value-type="float">
            <text:p>78,568 </text:p>
          </table:table-cell>
        </table:table-row>
        <table:table-row table:style-name="ro1">
          <table:table-cell table:number-columns-repeated="3"/>
          <table:table-cell office:value-type="float" office:value="50000" calcext:value-type="float">
            <text:p>50000</text:p>
          </table:table-cell>
          <table:table-cell table:formula="of:=[.$A$3]+[.D19]+POWER([.D19];[.$B$3])" office:value-type="float" office:value="21763814102.4031" calcext:value-type="float">
            <text:p>21,763,814,102.40 </text:p>
          </table:table-cell>
          <table:table-cell table:formula="of:=5+POWER([.D19];[.$B$6])" office:value-type="float" office:value="7376273468.3423" calcext:value-type="float">
            <text:p>7,376,273,468.34 </text:p>
          </table:table-cell>
          <table:table-cell table:formula="of:=[.$A$12]+POWER([.D19]; [.$B$12])" office:value-type="float" office:value="559016994394.947" calcext:value-type="float">
            <text:p>559,016,994,394.95 </text:p>
          </table:table-cell>
          <table:table-cell table:formula="of:=[.$A$9]+POWER([.D19];[.$B$9])" office:value-type="float" office:value="2500000010" calcext:value-type="float">
            <text:p>2,500,000,010.00 </text:p>
          </table:table-cell>
          <table:table-cell table:formula="of:=[.G19]/[.H19]" office:value-type="float" office:value="223.606796863552" calcext:value-type="float">
            <text:p>223.61 </text:p>
          </table:table-cell>
          <table:table-cell table:formula="of:=[.$A$15] + POWER([.D19]; [.$B$15])" office:value-type="float" office:value="11180439.887499" calcext:value-type="float">
            <text:p>11,180,439.89 </text:p>
          </table:table-cell>
          <table:table-cell table:formula="of:=1+[.E19]*[.$A$18]" office:value-type="float" office:value="1088190706.12016" calcext:value-type="float">
            <text:p>1,088,190,706.12 </text:p>
          </table:table-cell>
          <table:table-cell table:formula="of:=1+[.E19]*[.$A$21]" office:value-type="float" office:value="2176381411.24031" calcext:value-type="float">
            <text:p>2,176,381,411.24 </text:p>
          </table:table-cell>
          <table:table-cell table:formula="of:=[.K19] + (([.L19]-[.K19]) / 2)" office:value-type="float" office:value="1632286058.68024" calcext:value-type="float">
            <text:p>1,632,286,058.68 </text:p>
          </table:table-cell>
          <table:table-cell table:formula="of:=[.E19]/[.M19]" office:value-type="float" office:value="13.3333333251648" calcext:value-type="float">
            <text:p>13.33 </text:p>
          </table:table-cell>
          <table:table-cell table:formula="of:=1+LN([.D19])" office:value-type="float" office:value="11.8197782844103" calcext:value-type="float">
            <text:p>11.82 </text:p>
          </table:table-cell>
          <table:table-cell table:formula="of:=[.O19]*[.M19]" office:value-type="float" office:value="19293259310.3343" calcext:value-type="float">
            <text:p>19,293,259,310.33 </text:p>
          </table:table-cell>
          <table:table-cell table:formula="of:=[.P19] / [.E19]" office:value-type="float" office:value="0.886483371873864" calcext:value-type="float">
            <text:p>0.89 </text:p>
          </table:table-cell>
          <table:table-cell/>
          <table:table-cell table:formula="of:=POWER([.D19];[.$B$18])" office:value-type="float" office:value="11180339.887499" calcext:value-type="float">
            <text:p>11,180,339.89 </text:p>
          </table:table-cell>
          <table:table-cell table:formula="of:=POWER([.D19];[.$B$18])" office:value-type="float" office:value="11180339.887499" calcext:value-type="float">
            <text:p>11,180,339.89 </text:p>
          </table:table-cell>
          <table:table-cell table:formula="of:=POWER([.D19];[.$B$18])" office:value-type="float" office:value="11180339.887499" calcext:value-type="float">
            <text:p>11,180,339.89 </text:p>
          </table:table-cell>
          <table:table-cell table:formula="of:=1+[.S19]/12" office:value-type="float" office:value="931695.990624912" calcext:value-type="float">
            <text:p>931,695.99 </text:p>
          </table:table-cell>
          <table:table-cell table:formula="of:=[.D19]*([.D19]+1)/2" office:value-type="float" office:value="1250025000" calcext:value-type="float">
            <text:p>1,250,025,000.00 </text:p>
          </table:table-cell>
          <table:table-cell table:formula="of:=[.W19]/3" office:value-type="float" office:value="416675000" calcext:value-type="float">
            <text:p>416,675,000 </text:p>
          </table:table-cell>
          <table:table-cell table:formula="of:=[.W19]/3" office:value-type="float" office:value="416675000" calcext:value-type="float">
            <text:p>416,675,000 </text:p>
          </table:table-cell>
          <table:table-cell table:formula="of:=[.W19]/3" office:value-type="float" office:value="416675000" calcext:value-type="float">
            <text:p>416,675,000 </text:p>
          </table:table-cell>
          <table:table-cell table:formula="of:=([.X19]/[.W19])*[.V19]" office:value-type="float" office:value="310565.330208304" calcext:value-type="float">
            <text:p>310,565 </text:p>
          </table:table-cell>
        </table:table-row>
        <table:table-row table:style-name="ro1">
          <table:table-cell office:value-type="string" calcext:value-type="string">
            <text:p>wpnMax</text:p>
          </table:table-cell>
          <table:table-cell office:value-type="string" calcext:value-type="string">
            <text:p>statLvlPerc</text:p>
          </table:table-cell>
          <table:table-cell/>
          <table:table-cell office:value-type="float" office:value="100000" calcext:value-type="float">
            <text:p>100000</text:p>
          </table:table-cell>
          <table:table-cell table:formula="of:=[.$A$3]+[.D20]+POWER([.D20];[.$B$3])" office:value-type="float" office:value="100000100020" calcext:value-type="float">
            <text:p>100,000,100,020.00 </text:p>
          </table:table-cell>
          <table:table-cell table:formula="of:=5+POWER([.D20];[.$B$6])" office:value-type="float" office:value="31622776606.6838" calcext:value-type="float">
            <text:p>31,622,776,606.68 </text:p>
          </table:table-cell>
          <table:table-cell table:formula="of:=[.$A$12]+POWER([.D20]; [.$B$12])" office:value-type="float" office:value="3162277660188.38" calcext:value-type="float">
            <text:p>3,162,277,660,188.38 </text:p>
          </table:table-cell>
          <table:table-cell table:formula="of:=[.$A$9]+POWER([.D20];[.$B$9])" office:value-type="float" office:value="10000000010" calcext:value-type="float">
            <text:p>10,000,000,010.00 </text:p>
          </table:table-cell>
          <table:table-cell table:formula="of:=[.G20]/[.H20]" office:value-type="float" office:value="316.22776570261" calcext:value-type="float">
            <text:p>316.23 </text:p>
          </table:table-cell>
          <table:table-cell table:formula="of:=[.$A$15] + POWER([.D20]; [.$B$15])" office:value-type="float" office:value="31622876.6016838" calcext:value-type="float">
            <text:p>31,622,876.60 </text:p>
          </table:table-cell>
          <table:table-cell table:formula="of:=1+[.E20]*[.$A$18]" office:value-type="float" office:value="5000005002.00001" calcext:value-type="float">
            <text:p>5,000,005,002.00 </text:p>
          </table:table-cell>
          <table:table-cell table:formula="of:=1+[.E20]*[.$A$21]" office:value-type="float" office:value="10000010003" calcext:value-type="float">
            <text:p>10,000,010,003.00 </text:p>
          </table:table-cell>
          <table:table-cell table:formula="of:=[.K20] + (([.L20]-[.K20]) / 2)" office:value-type="float" office:value="7500007502.50002" calcext:value-type="float">
            <text:p>7,500,007,502.50 </text:p>
          </table:table-cell>
          <table:table-cell table:formula="of:=[.E20]/[.M20]" office:value-type="float" office:value="13.3333333315556" calcext:value-type="float">
            <text:p>13.33 </text:p>
          </table:table-cell>
          <table:table-cell table:formula="of:=1+LN([.D20])" office:value-type="float" office:value="12.5129254649702" calcext:value-type="float">
            <text:p>12.51 </text:p>
          </table:table-cell>
          <table:table-cell table:formula="of:=[.O20]*[.M20]" office:value-type="float" office:value="93847034865.5002" calcext:value-type="float">
            <text:p>93,847,034,865.50 </text:p>
          </table:table-cell>
          <table:table-cell table:formula="of:=[.P20] / [.E20]" office:value-type="float" office:value="0.938469409997896" calcext:value-type="float">
            <text:p>0.94 </text:p>
          </table:table-cell>
          <table:table-cell/>
          <table:table-cell table:formula="of:=POWER([.D20];[.$B$18])" office:value-type="float" office:value="31622776.6016838" calcext:value-type="float">
            <text:p>31,622,776.60 </text:p>
          </table:table-cell>
          <table:table-cell table:formula="of:=POWER([.D20];[.$B$18])" office:value-type="float" office:value="31622776.6016838" calcext:value-type="float">
            <text:p>31,622,776.60 </text:p>
          </table:table-cell>
          <table:table-cell table:formula="of:=POWER([.D20];[.$B$18])" office:value-type="float" office:value="31622776.6016838" calcext:value-type="float">
            <text:p>31,622,776.60 </text:p>
          </table:table-cell>
          <table:table-cell table:formula="of:=1+[.S20]/12" office:value-type="float" office:value="2635232.38347365" calcext:value-type="float">
            <text:p>2,635,232.38 </text:p>
          </table:table-cell>
          <table:table-cell table:formula="of:=[.D20]*([.D20]+1)/2" office:value-type="float" office:value="5000050000" calcext:value-type="float">
            <text:p>5,000,050,000.00 </text:p>
          </table:table-cell>
          <table:table-cell table:formula="of:=[.W20]/3" office:value-type="float" office:value="1666683333.33333" calcext:value-type="float">
            <text:p>1,666,683,333 </text:p>
          </table:table-cell>
          <table:table-cell table:formula="of:=[.W20]/3" office:value-type="float" office:value="1666683333.33333" calcext:value-type="float">
            <text:p>1,666,683,333 </text:p>
          </table:table-cell>
          <table:table-cell table:formula="of:=[.W20]/3" office:value-type="float" office:value="1666683333.33333" calcext:value-type="float">
            <text:p>1,666,683,333 </text:p>
          </table:table-cell>
          <table:table-cell table:formula="of:=([.X20]/[.W20])*[.V20]" office:value-type="float" office:value="878410.794491216" calcext:value-type="float">
            <text:p>878,411 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200000" calcext:value-type="float">
            <text:p>200000</text:p>
          </table:table-cell>
          <table:table-cell table:formula="of:=[.$A$3]+[.D21]+POWER([.D21];[.$B$3])" office:value-type="float" office:value="459479542018.815" calcext:value-type="float">
            <text:p>459,479,542,018.82 </text:p>
          </table:table-cell>
          <table:table-cell table:formula="of:=5+POWER([.D21];[.$B$6])" office:value-type="float" office:value="135569811098.593" calcext:value-type="float">
            <text:p>135,569,811,098.59 </text:p>
          </table:table-cell>
          <table:table-cell table:formula="of:=[.$A$12]+POWER([.D21]; [.$B$12])" office:value-type="float" office:value="17888543820018.3" calcext:value-type="float">
            <text:p>17,888,543,820,018.30 </text:p>
          </table:table-cell>
          <table:table-cell table:formula="of:=[.$A$9]+POWER([.D21];[.$B$9])" office:value-type="float" office:value="40000000010" calcext:value-type="float">
            <text:p>40,000,000,010.00 </text:p>
          </table:table-cell>
          <table:table-cell table:formula="of:=[.G21]/[.H21]" office:value-type="float" office:value="447.213595388655" calcext:value-type="float">
            <text:p>447.21 </text:p>
          </table:table-cell>
          <table:table-cell table:formula="of:=[.$A$15] + POWER([.D21]; [.$B$15])" office:value-type="float" office:value="89442819.0999916" calcext:value-type="float">
            <text:p>89,442,819.10 </text:p>
          </table:table-cell>
          <table:table-cell table:formula="of:=1+[.E21]*[.$A$18]" office:value-type="float" office:value="22973977101.9407" calcext:value-type="float">
            <text:p>22,973,977,101.94 </text:p>
          </table:table-cell>
          <table:table-cell table:formula="of:=1+[.E21]*[.$A$21]" office:value-type="float" office:value="45947954202.8815" calcext:value-type="float">
            <text:p>45,947,954,202.88 </text:p>
          </table:table-cell>
          <table:table-cell table:formula="of:=[.K21] + (([.L21]-[.K21]) / 2)" office:value-type="float" office:value="34460965652.4111" calcext:value-type="float">
            <text:p>34,460,965,652.41 </text:p>
          </table:table-cell>
          <table:table-cell table:formula="of:=[.E21]/[.M21]" office:value-type="float" office:value="13.3333333329464" calcext:value-type="float">
            <text:p>13.33 </text:p>
          </table:table-cell>
          <table:table-cell table:formula="of:=1+LN([.D21])" office:value-type="float" office:value="13.2060726455302" calcext:value-type="float">
            <text:p>13.21 </text:p>
          </table:table-cell>
          <table:table-cell table:formula="of:=[.O21]*[.M21]" office:value-type="float" office:value="455094015840.862" calcext:value-type="float">
            <text:p>455,094,015,840.86 </text:p>
          </table:table-cell>
          <table:table-cell table:formula="of:=[.P21] / [.E21]" office:value-type="float" office:value="0.990455448443504" calcext:value-type="float">
            <text:p>0.99 </text:p>
          </table:table-cell>
          <table:table-cell/>
          <table:table-cell table:formula="of:=POWER([.D21];[.$B$18])" office:value-type="float" office:value="89442719.0999916" calcext:value-type="float">
            <text:p>89,442,719.10 </text:p>
          </table:table-cell>
          <table:table-cell table:formula="of:=POWER([.D21];[.$B$18])" office:value-type="float" office:value="89442719.0999916" calcext:value-type="float">
            <text:p>89,442,719.10 </text:p>
          </table:table-cell>
          <table:table-cell table:formula="of:=POWER([.D21];[.$B$18])" office:value-type="float" office:value="89442719.0999916" calcext:value-type="float">
            <text:p>89,442,719.10 </text:p>
          </table:table-cell>
          <table:table-cell table:formula="of:=1+[.S21]/12" office:value-type="float" office:value="7453560.9249993" calcext:value-type="float">
            <text:p>7,453,560.92 </text:p>
          </table:table-cell>
          <table:table-cell table:formula="of:=[.D21]*([.D21]+1)/2" office:value-type="float" office:value="20000100000" calcext:value-type="float">
            <text:p>20,000,100,000.00 </text:p>
          </table:table-cell>
          <table:table-cell table:formula="of:=[.W21]/3" office:value-type="float" office:value="6666700000" calcext:value-type="float">
            <text:p>6,666,700,000 </text:p>
          </table:table-cell>
          <table:table-cell table:formula="of:=[.W21]/3" office:value-type="float" office:value="6666700000" calcext:value-type="float">
            <text:p>6,666,700,000 </text:p>
          </table:table-cell>
          <table:table-cell table:formula="of:=[.W21]/3" office:value-type="float" office:value="6666700000" calcext:value-type="float">
            <text:p>6,666,700,000 </text:p>
          </table:table-cell>
          <table:table-cell table:formula="of:=([.X21]/[.W21])*[.V21]" office:value-type="float" office:value="2484520.3083331" calcext:value-type="float">
            <text:p>2,484,520 </text:p>
          </table:table-cell>
        </table:table-row>
        <table:table-row table:style-name="ro1">
          <table:table-cell table:number-columns-repeated="4"/>
          <table:table-cell table:style-name="Default" table:number-columns-repeated="23"/>
        </table:table-row>
        <table:table-row table:style-name="ro1">
          <table:table-cell table:number-columns-repeated="4"/>
          <table:table-cell table:style-name="Default" table:number-columns-repeated="14"/>
          <table:table-cell table:style-name="ce3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 style:data-style-name="N2" text:time-value="18:22:06.5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5:47:44.969000000</meta:creation-date>
    <dc:date>2015-06-01T21:20:09.633000000</dc:date>
    <meta:editing-duration>PT2H38M32S</meta:editing-duration>
    <meta:editing-cycles>11</meta:editing-cycles>
    <meta:generator>LibreOffice/4.4.1.2$Windows_x86 LibreOffice_project/45e2de17089c24a1fa810c8f975a7171ba4cd432</meta:generator>
    <meta:document-statistic meta:table-count="1" meta:cell-count="4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legend chart:legend-position="end" svg:x="13.038cm" svg:y="3.955cm" style:legend-expansion="high" chart:style-name="ch2"/>
        <chart:plot-area chart:style-name="ch3" table:cell-range-address="Sheet1.D3:Sheet1.F15" chart:data-source-has-labels="both" svg:x="0.319cm" svg:y="0.18cm" svg:width="12.4cm" svg:height="8.646cm">
          <chartooo:coordinate-region svg:x="2.052cm" svg:y="0.379cm" svg:width="10.295cm" svg:height="7.8cm"/>
          <chart:axis chart:dimension="x" chart:name="primary-x" chart:style-name="ch4" chartooo:axis-type="auto">
            <chartooo:date-scale/>
            <chart:categories table:cell-range-address="Sheet1.D4:Sheet1.D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4:Sheet1.E15" chart:label-cell-address="Sheet1.E3:Sheet1.E3" chart:class="chart:line">
            <chart:data-point chart:repeated="12"/>
          </chart:series>
          <chart:series chart:style-name="ch7" chart:values-cell-range-address="Sheet1.F4:Sheet1.F15" chart:label-cell-address="Sheet1.F3:Sheet1.F3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sterhp</text:p>
                <draw:g>
                  <svg:desc>Sheet1.E3:Sheet1.E3</svg:desc>
                </draw:g>
              </table:table-cell>
              <table:table-cell office:value-type="string">
                <text:p>dmg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D4:Sheet1.D15</svg:desc>
                </draw:g>
              </table:table-cell>
              <table:table-cell office:value-type="float" office:value="22">
                <text:p>22</text:p>
                <draw:g>
                  <svg:desc>Sheet1.E4:Sheet1.E15</svg:desc>
                </draw:g>
              </table:table-cell>
              <table:table-cell office:value-type="float" office:value="6">
                <text:p>6</text:p>
                <draw:g>
                  <svg:desc>Sheet1.F4:Sheet1.F15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9.4932415365304">
                <text:p>59.4932415365304</text:p>
              </table:table-cell>
              <table:table-cell office:value-type="float" office:value="34.3654735772005">
                <text:p>34.36547357720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8.489319246111">
                <text:p>188.489319246111</text:p>
              </table:table-cell>
              <table:table-cell office:value-type="float" office:value="130.892541179417">
                <text:p>130.8925411794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8.225681210433">
                <text:p>768.225681210433</text:p>
              </table:table-cell>
              <table:table-cell office:value-type="float" office:value="544.713139069425">
                <text:p>544.713139069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36.81036971639">
                <text:p>5536.81036971639</text:p>
              </table:table-cell>
              <table:table-cell office:value-type="float" office:value="3701.89409157079">
                <text:p>3701.894091570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238.8643150958">
                <text:p>25238.8643150958</text:p>
              </table:table-cell>
              <table:table-cell office:value-type="float" office:value="15853.9319246111">
                <text:p>15853.93192461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5635.992472577">
                <text:p>115635.992472577</text:p>
              </table:table-cell>
              <table:table-cell office:value-type="float" office:value="67950.8585853699">
                <text:p>67950.85858536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81942.118007871">
                <text:p>281942.118007871</text:p>
              </table:table-cell>
              <table:table-cell office:value-type="float" office:value="159209.241842698">
                <text:p>159209.2418426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66951.053943934">
                <text:p>866951.053943934</text:p>
              </table:table-cell>
              <table:table-cell office:value-type="float" office:value="465416.391659018">
                <text:p>465416.3916590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982091.70553498">
                <text:p>3982091.70553498</text:p>
              </table:table-cell>
              <table:table-cell office:value-type="float" office:value="1995267.31496888">
                <text:p>1995267.314968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294222.0770931">
                <text:p>18294222.0770931</text:p>
              </table:table-cell>
              <table:table-cell office:value-type="float" office:value="8553881.79992951">
                <text:p>8553881.799929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4637117.7677155">
                <text:p>44637117.7677155</text:p>
              </table:table-cell>
              <table:table-cell office:value-type="float" office:value="20042631.5721197">
                <text:p>20042631.5721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